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2CECAB56AB221C6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864cm, 5.884cm, 14.488cm, 7.06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499cm" svg:height="24.51cm" svg:x="0.792cm" svg:y="1.891cm">
          <draw:image xlink:href="Pictures/10000000000005E8000007E02CECAB56AB221C6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14T16:31:31.964612380</dc:date>
    <meta:editing-duration>PT3M41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